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10000015215DDD4EC0382FF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28cm" svg:x="1.128cm" svg:y="0.7cm">
          <draw:image xlink:href="Pictures/10000201000003510000015215DDD4EC0382FF9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20:26:03.026450807</meta:creation-date>
    <dc:date>2021-10-27T20:28:06.248009551</dc:date>
    <meta:editing-duration>PT2M4S</meta:editing-duration>
    <meta:editing-cycles>1</meta:editing-cycles>
    <meta:document-statistic meta:object-count="1"/>
    <meta:generator>LibreOffice/6.4.7.2$Linux_X86_64 LibreOffice_project/40$Build-2</meta:generator>
  </office:meta>
</office:document-meta>
</file>